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paragraph-rsid="0005e440"/>
    </style:style>
    <style:style style:name="P2" style:family="paragraph" style:parent-style-name="Standard">
      <style:paragraph-properties fo:text-align="end" style:justify-single-word="false" style:writing-mode="rl-tb"/>
      <style:text-properties officeooo:paragraph-rsid="00075897"/>
    </style:style>
    <style:style style:name="P3" style:family="paragraph" style:parent-style-name="Standard">
      <style:paragraph-properties fo:text-align="end" style:justify-single-word="false" style:writing-mode="rl-tb"/>
      <style:text-properties officeooo:paragraph-rsid="000938ff"/>
    </style:style>
    <style:style style:name="P4" style:family="paragraph" style:parent-style-name="Standard">
      <style:paragraph-properties fo:text-align="end" style:justify-single-word="false" style:writing-mode="rl-tb"/>
      <style:text-properties officeooo:rsid="0005e440" officeooo:paragraph-rsid="0005e440"/>
    </style:style>
    <style:style style:name="P5" style:family="paragraph" style:parent-style-name="Standard">
      <style:paragraph-properties fo:text-align="end" style:justify-single-word="false" style:writing-mode="rl-tb"/>
      <style:text-properties officeooo:rsid="001c25e2" officeooo:paragraph-rsid="00075897"/>
    </style:style>
    <style:style style:name="P6" style:family="paragraph" style:parent-style-name="Standard">
      <style:paragraph-properties fo:text-align="end" style:justify-single-word="false" style:writing-mode="rl-tb"/>
      <style:text-properties officeooo:rsid="001c25e2" officeooo:paragraph-rsid="000938ff"/>
    </style:style>
    <style:style style:name="T1" style:family="text">
      <style:text-properties officeooo:rsid="001c25e2"/>
    </style:style>
    <style:style style:name="T2" style:family="text">
      <style:text-properties officeooo:rsid="00205a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صحنه اول :</text:p>
      <text:p text:style-name="P4">این صحنه به صورت مسطیلی است و بالا صفحه اول کمیک قرار می گیرد.</text:p>
      <text:p text:style-name="P4">دوربین و دید به ما صحنه قرار از بقل باشد تا جزییات بیشتر از پیاده رو و مردم تهران به ما دهد. </text:p>
      <text:p text:style-name="P1"><text:s/>در صحنه اول خیابانی به تصویر کشیده شده است در بالای تصویر که میشه سمت راست اریو شما حیاط دانشگاه را از پشت یک سری نرده می بنید در میان و بزرگ ترین بخش پیاده رو که یک از ویژگی هایش شلوغ بودن ان است را یم بنید که با وجود شلوغ ها محیط ان مرطب است شما مترو را مشهاده می کند در سمت راست میان ( در پیاده رو ) تصویر که در در خروجی ان اریو ایستاده است. مترو هم مثل تمام دیگر مترو های کشورمان است( ایران) کاشی های مربوط ده های 70 و 60 که دیگه رنگ رو رفته شده و تابلو مترو بالا سر ان خوده بهتر است طراحی به نوعی باشد که نام مترو معلوم نباشد خیابان هم باید اسفالتی تمیز و مرطب داشته باشد و همین طور تعداد خورد نستا معمولی در خیابان باشد اریو نیز چنین فردی است : اریو : پسری جوان در حدود سن 17 18 ساله است که در سن نوجوانس حدود سن 13 سالگی سفر به جهان اساطیری داشته و این سفر بهش دید خواستی نسبت به جهان گذشته داده اما در شکست در یکی از نبرد هایش با اهریمن فریب صحنه را ترک کرده و از جهان خارج شده. هم راه او هم زادی در وجودش نهادینه است که اول زیاد به حرف گوش نمی داد اما حالا با هم هماهنگ شدند و به حرف اش گوش می دهد مربی رزم او سردار سرنا بوده است. به همین دلیل مبارزه او در نبرد های نابرابر و چیرگی بسیار خوب است که در داستان هم دو پیروز در همین نوع نبرد ها بدست می اورد ملت اش هم ایرانی است و گونه اش هم انسان است و دینش اسلام.</text:p>
      <text:p text:style-name="P1">----------------------------------------------------------------------------------------------------------------------</text:p>
      <text:p text:style-name="P1">صحنه دوم : </text:p>
      <text:p text:style-name="P1">این صحنه <text:s/>قرار است مربعی و در زیر مستطیل صحنه قبلی باشد و این صحنه از <text:s/>نمای دید اریو است و نشان می دهد که اریو چی می بنند </text:p>
      <text:p text:style-name="P1">محیط صحنه این طور هست </text:p>
      <text:p text:style-name="P1">که در دو طرف بخشی از زمین فضای سبز داشنگاه است و میان راهرو <text:s/>ورودی اصلی دانشگاه. <text:s/></text:p>
      <text:p text:style-name="P1">روبه روی اریو و در امتداد این مسیر ساختمان اصلی و در اصلی دانشگاه است و <text:s/>در وسط مسیر هم بهرام روبه روبه روی اریو با اخم های در هم ایستاد. لباس بهرام قرمز رنگ که به همراه شلوار سبز تیره پوشیده </text:p>
      <text:p text:style-name="P1">سمت راست بهرام پیترینا با یک شال نازک به رنگ سبز بلولزی بلند <text:s/>به رنگ ابی روشن و و شلواری راحتی به رنگ ابی روشن که هم مدل لباس است ایستاده </text:p>
      <text:p text:style-name="P2">و در سمت چپ اش هم پارسبانو با شال به زنگ صورتی و لباس شلواری راحت به رنگ قرمز روشن رنگی نزدیک به خون ایستاد است. و تعداد هم از دانشجو <text:s/>ها هستند که دارند از بقل انها رد می شوند.</text:p>
      <text:p text:style-name="P2">اریو : پسری جوان در حدود سن <text:span text:style-name="T1">17 18 ساله است که در سن نوجوانس حدود سن 13 سالگی سفر به جهان اساطیری داشته و این سفر بهش دید خواستی نسبت به جهان گذشته داده اما در شکست در یکی از نبرد هایش با اهریمن فریب صحنه را ترک کرده و از جهان خارج شده. هم راه او هم زادی در وجودش نهادینه است که اول زیاد به حرف گوش نمی داد اما حالا با هم هماهنگ شدند و به حرف اش گوش می دهد</text:span></text:p>
      <text:p text:style-name="P5">مربی رزم او سردار سرنا بوده است. به همین دلیل مبارزه او در نبرد های نابرابر و چیرگی بسیار خوب است که در داستان هم دو پیروز در همین نوع نبرد ها بدست می اورد </text:p>
      <text:p text:style-name="P5">ملت اش هم ایرانی است و گونه اش هم انسان است و دینش اسلام. <text:s/></text:p>
      <text:p text:style-name="P2"/>
      <text:p text:style-name="P2">پارسبانو : دختری جوان بین <text:span text:style-name="T2">17 تا 18 ساله است که در سن نجوانی به همراه اریو سفری به به جهان اساطیری داشته و ان هم همان داستان اریو را در ان جهان داشته و بعد از مدتی بگشته </text:span></text:p>
      <text:p text:style-name="P2">او شاگرد بانو ارتمیس است و به همین دلیل در نبرد دریا و فرماندهی دریا چیره دست است </text:p>
      <text:p text:style-name="P2">ملت اش ایرانی است و گونه اش ان سان و دینش هم اسلام</text:p>
      <text:p text:style-name="P2"/>
      <text:p text:style-name="P2"><text:span text:style-name="T2">* اهان راستی دلیل اشنایی پارسبانو و اریو این است که انها خواهر برادر هستند </text:span><text:s/></text:p>
      <text:p text:style-name="P2"><text:soft-page-break/></text:p>
      <text:p text:style-name="P2">پیترینا : دختری جوان هم سن و سال بقیه . داستان این دختر با بقیه متفاوت است. او یک دختر غیر ایرانی است اما به دلیل اینکه به تاریخ <text:s/>ایران و اسظوره های ان علاقه مند شده. با وحود مخالفت خوانده اش برای دانشگاه به ایران اماده و بعد در دانشگاه با پارسبانو از طریق او با بردارش اریو اشنا شده است. او هم مثل بهرام زیاد به داستان که پارسبانو اریو از دنیا اساطیری می گوییند باور ندراد و فکر می کند. و نمی تواند این دنیا را بپزیرد</text:p>
      <text:p text:style-name="P2">بهرام : او پسری ایرانی هم سن و سال اریو است. با او در دبیرستان هم کلاسی بود. از ان زمان مخالف وطن پرستی بوده و میخواست از این کشور برود و خیلی سعی می کرد دوست صمیمی اش هم که اریو باشد هم با او بیاید. اما اریو به خصوص بعد از برگشت از دنیای اساطیری با او مخالفت کرد و داستان دنیا اساطیری را به او تعریف کرد که البته بهرام باور نکرد که نکرد</text:p>
      <text:p text:style-name="P2">----------------------------------------------------------------------------------------------------------------------</text:p>
      <text:p text:style-name="P2">صحنه سوم : </text:p>
      <text:p text:style-name="P2">مربعی است و در کنار صحنه دوم قرار میگیرد و ویژگی اصلی ان این است که دارد از جلو و چهره اریو را به نمایش می گزارد که متعجب شده است <text:s/></text:p>
      <text:p text:style-name="P2">در کنار خیلی کم فضای سبز دانشگاه معلوم است و در پشت سر اریو بخشی از در واردی </text:p>
      <text:p text:style-name="P2"/>
      <text:p text:style-name="P2">او چشم های مشکی است و مو هایش هم همین طور پیراهنی سبز هم برتن دارد </text:p>
      <text:p text:style-name="P2"/>
      <text:p text:style-name="P3">اریو : پسری جوان در حدود سن <text:span text:style-name="T1">17 18 ساله است که در سن نوجوانس حدود سن 13 سالگی سفر به جهان اساطیری داشته و این سفر بهش دید خواستی نسبت به جهان گذشته داده اما در شکست در یکی از نبرد هایش با اهریمن فریب صحنه را ترک کرده و از جهان خارج شده. هم راه او هم زادی در وجودش نهادینه است که اول زیاد به حرف گوش نمی داد اما حالا با هم هماهنگ شدند و به حرف اش گوش می دهد</text:span></text:p>
      <text:p text:style-name="P6">مربی رزم او سردار سرنا بوده است. به همین دلیل مبارزه او در نبرد های نابرابر و چیرگی بسیار خوب است که در داستان هم دو پیروز در همین نوع نبرد ها بدست می اورد </text:p>
      <text:p text:style-name="P6">ملت اش هم ایرانی است و گونه اش هم انسان است و دینش اسلام. <text:s/></text:p>
      <text:p text:style-name="P6"/>
      <text:p text:style-name="P2"><text:s/></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9T12:01:32.922878886</meta:creation-date>
    <meta:generator>LibreOffice/24.2.7.2$Linux_X86_64 LibreOffice_project/420$Build-2</meta:generator>
    <dc:date>2025-12-01T15:16:38.368285787</dc:date>
    <meta:editing-duration>PT20M14S</meta:editing-duration>
    <meta:editing-cycles>6</meta:editing-cycles>
    <meta:document-statistic meta:table-count="0" meta:image-count="0" meta:object-count="0" meta:page-count="2" meta:paragraph-count="30" meta:word-count="1079" meta:character-count="4925" meta:non-whitespace-character-count="3842"/>
  </office:meta>
</office:document-meta>
</file>